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4.4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00a933" style:text-align-source="fix" style:repeat-content="false" fo:border="0.74pt solid #000000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a933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ce5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ext-properties style:text-underline-style="none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68" style:family="table-cell" style:parent-style-name="Default">
      <style:table-cell-properties fo:background-color="#00a933" fo:border="0.74pt solid #000000"/>
      <style:text-properties style:text-underline-style="none"/>
    </style:style>
    <style:style style:name="ce69" style:family="table-cell" style:parent-style-name="Default">
      <style:table-cell-properties fo:background-color="#00a933" fo:border="0.74pt solid #000000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44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45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46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8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7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7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8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7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8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43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7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7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7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8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7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8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7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8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7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8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8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7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7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8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Ceramicas Castro (U$S 560,55)</text:span> – Dolar a 40</text:p>
          </table:table-cell>
          <table:covered-table-cell table:number-columns-repeated="18"/>
          <table:table-cell/>
          <table:table-cell table:style-name="ce27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8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7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8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7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8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Vidrieria VG – </text:span>Puerta Ventana Vidrio Entre Piso  </text:p>
          </table:table-cell>
          <table:covered-table-cell table:number-columns-repeated="18"/>
          <table:table-cell/>
          <table:table-cell table:style-name="ce27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<text:span text:style-name="T1">Vidrieria VG – </text:span>Ventana Tabaquera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7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8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8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7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7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8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7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8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7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8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8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7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7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8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8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8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7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8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7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8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7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44"/>
          <table:table-cell table:number-columns-repeated="986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4"/>
          <table:table-cell table:style-name="ce83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44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44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5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9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82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4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26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style-name="ce42"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style-name="ce42"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style-name="ce42"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style-name="ce42"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style-name="ce42"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20]*[.E20]" office:value-type="float" office:value="9000" calcext:value-type="float">
            <text:p>9.000</text:p>
          </table:table-cell>
          <table:table-cell/>
          <table:table-cell table:style-name="ce54"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68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style-name="ce42"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style-name="ce42"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69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69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style-name="ce42"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69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style-name="ce42"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style-name="ce42"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fernet comun en casa</text:p>
          </table:table-cell>
          <table:table-cell table:number-columns-repeated="7"/>
        </table:table-row>
        <table:table-row table:style-name="ro1">
          <table:table-cell table:style-name="ce54" office:value-type="string" calcext:value-type="string">
            <text:p>4 j.rojo en casa</text:p>
          </table:table-cell>
          <table:table-cell table:number-columns-repeated="7"/>
        </table:table-row>
        <table:table-row table:style-name="ro1">
          <table:table-cell table:style-name="ce54" office:value-type="string" calcext:value-type="string">
            <text:p>4 jaguer en casa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"/>
          <table:table-cell table:number-columns-repeated="7"/>
        </table:table-row>
        <table:table-row table:style-name="ro1">
          <table:table-cell table:style-name="ce57"/>
          <table:table-cell table:number-columns-repeated="7"/>
        </table:table-row>
        <table:table-row table:style-name="ro1">
          <table:table-cell table:style-name="ce29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duardo tiene 450 y ya no tiene ninguna botella porque vendi uno por ML y le pagaron el otro a el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1"/>
          <table:table-cell table:number-columns-repeated="6"/>
        </table:table-row>
        <table:table-row table:style-name="ro1">
          <table:table-cell table:style-name="ce50" office:value-type="string" calcext:value-type="string">
            <text:p>21/11/23 del stock global hay 2 cajones fernet menos (48 botellas) menos que los llevo el gordo cesar a consign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0:52:03.5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24T13:46:44.186000000</dc:date>
    <meta:editing-duration>P72DT17H48M26S</meta:editing-duration>
    <meta:editing-cycles>134</meta:editing-cycles>
    <meta:generator>LibreOffice/7.2.5.2$Windows_X86_64 LibreOffice_project/499f9727c189e6ef3471021d6132d4c694f357e5</meta:generator>
    <meta:document-statistic meta:table-count="3" meta:cell-count="752" meta:object-count="0"/>
  </office:meta>
</office:document-meta>
</file>